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741f2" officeooo:paragraph-rsid="000741f2"/>
    </style:style>
    <style:style style:name="P2" style:family="paragraph" style:parent-style-name="Standard">
      <style:paragraph-properties fo:text-align="start" style:justify-single-word="false"/>
      <style:text-properties officeooo:rsid="000741f2" officeooo:paragraph-rsid="000741f2"/>
    </style:style>
    <style:style style:name="P3" style:family="paragraph" style:parent-style-name="Standard">
      <style:paragraph-properties fo:text-align="justify" style:justify-single-word="false"/>
      <style:text-properties fo:font-size="20pt" officeooo:rsid="000741f2" officeooo:paragraph-rsid="000741f2"/>
    </style:style>
    <style:style style:name="P4" style:family="paragraph" style:parent-style-name="Standard">
      <style:paragraph-properties fo:text-align="start" style:justify-single-word="false"/>
      <style:text-properties fo:font-size="20pt" officeooo:rsid="0008a018" officeooo:paragraph-rsid="0008a018"/>
    </style:style>
    <style:style style:name="P5" style:family="paragraph" style:parent-style-name="Standard">
      <style:paragraph-properties fo:text-align="center" style:justify-single-word="false"/>
      <style:text-properties fo:font-size="24pt" officeooo:rsid="000741f2" officeooo:paragraph-rsid="000741f2"/>
    </style:style>
    <style:style style:name="P6" style:family="paragraph" style:parent-style-name="Standard">
      <style:paragraph-properties fo:text-align="center" style:justify-single-word="false"/>
      <style:text-properties fo:font-size="42pt" officeooo:rsid="000741f2" officeooo:paragraph-rsid="000741f2"/>
    </style:style>
    <style:style style:name="P7" style:family="paragraph" style:parent-style-name="Standard">
      <style:paragraph-properties fo:text-align="center" style:justify-single-word="false"/>
      <style:text-properties fo:font-size="48pt" officeooo:rsid="000741f2" officeooo:paragraph-rsid="000741f2"/>
    </style:style>
    <style:style style:name="P8" style:family="paragraph" style:parent-style-name="Standard">
      <style:paragraph-properties fo:text-align="start" style:justify-single-word="false"/>
      <style:text-properties officeooo:rsid="0008a018" officeooo:paragraph-rsid="0008a018"/>
    </style:style>
    <style:style style:name="P9" style:family="paragraph" style:parent-style-name="Standard">
      <style:paragraph-properties fo:text-align="start" style:justify-single-word="false"/>
      <style:text-properties officeooo:rsid="000a9b13" officeooo:paragraph-rsid="000a9b13"/>
    </style:style>
    <style:style style:name="P10" style:family="paragraph" style:parent-style-name="Standard">
      <style:paragraph-properties fo:text-align="start" style:justify-single-word="false"/>
      <style:text-properties style:text-underline-style="none" officeooo:rsid="0008a018" officeooo:paragraph-rsid="0008a01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8a018"/>
    </style:style>
    <style:style style:name="T3" style:family="text">
      <style:text-properties officeooo:rsid="0008a018"/>
    </style:style>
    <style:style style:name="T4" style:family="text">
      <style:text-properties style:text-underline-style="none"/>
    </style:style>
    <style:style style:name="T5" style:family="text">
      <style:text-properties fo:font-size="10pt"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BİLGİSAYAR GRAFİĞİ</text:p>
      <text:p text:style-name="P6">ÖDEV 1</text:p>
      <text:p text:style-name="P6"/>
      <text:p text:style-name="P6"/>
      <text:p text:style-name="P6"/>
      <text:p text:style-name="P6"/>
      <text:p text:style-name="P6"/>
      <text:p text:style-name="P5">Muaz KARATAŞ B161210039</text:p>
      <text:p text:style-name="P5">Erkam BAYINDIR B081210006</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3"><text:soft-page-break/>İstenenler</text:p>
      <text:p text:style-name="P2"/>
      <text:p text:style-name="P2">Ödevde istenen her istek gerçekleştirilmiştir.</text:p>
      <text:p text:style-name="P2"/>
      <text:p text:style-name="P3">Proje Yapısı</text:p>
      <text:p text:style-name="P3"/>
      <text:p text:style-name="P2">Ödevde Direction.h, drawing.h, shader_program.h, Snake.h, SnakeCell.h, Texture.h isimleriyle başlık dosyaları ve bunların içini dolduran kaynak dosyaları bulunmaktadır.</text:p>
      <text:p text:style-name="P2">- <text:span text:style-name="T1">Direction</text:span>: Yukarı, aşağı, sağ ve sol yönleri tanımlayan enum</text:p>
      <text:p text:style-name="P2"/>
      <text:p text:style-name="P2">- <text:span text:style-name="T1">drawing</text:span>: Open<text:span text:style-name="T3">GL</text:span> çizim komutları ile yılan işlemlerini soyutlamak için yazılan şekil çizdirme fonksiyonlarını (üçgen, daire çizme) içeren küçük bir kütüphane</text:p>
      <text:p text:style-name="P2"/>
      <text:p text:style-name="P2">- <text:span text:style-name="T1">shader_program</text:span>: <text:span text:style-name="T3">OpenGL kullanmak için gereken ilk ayarlamaların yapıldığı yer. Çizimden önce OpenGL ayarları buradaki fonksiyonlar ile yapılmaktadır.</text:span></text:p>
      <text:p text:style-name="P2"/>
      <text:p text:style-name="P2">- <text:span text:style-name="T2">Snake</text:span><text:span text:style-name="T3">: Yılan nesnesini içeren sınıf. Yılan ile ilgili ilerleme, hücre ekleme, yön belirleme, çizdirme gibi fonksiyonlar içerir.</text:span></text:p>
      <text:p text:style-name="P2"/>
      <text:p text:style-name="P2">- <text:span text:style-name="T2">SnakeCell</text:span><text:span text:style-name="T3">: Her bir yılan hücresini (bir yuvarlağı) temsil eden sınıf. İlerleme, çizdirme, konum belirleme ve yön belirleme gibi fonksiyonlar içerir.</text:span></text:p>
      <text:p text:style-name="P2"/>
      <text:p text:style-name="P2">- <text:span text:style-name="T2">Texture</text:span><text:span text:style-name="T3">: İstenen resim dosyasından OpenGL texture oluşturan ve aktif eden fonksiyonları içeren sınıf</text:span></text:p>
      <text:p text:style-name="P2"/>
      <text:p text:style-name="P2"/>
      <text:p text:style-name="P4">Derleme ve çalıştırma</text:p>
      <text:p text:style-name="P4"/>
      <text:p text:style-name="P8">Proje cmake ile derlenebilir. Çalıştırırken “images” ve “shaders” klasörlerinin olduğu klasörde olunmalıdır. OpenGL 4.5 ve cmake 3.15 kullanılmıştır. (Kullanılan diğer kütüphaneler de güncel olarak indirilmiştir)</text:p>
      <text:p text:style-name="P8"/>
      <text:p text:style-name="P4">Oynanış</text:p>
      <text:p text:style-name="P8"/>
      <text:p text:style-name="P8">Oyun ilk açılınca ekran boş gelecektir. Boşluk tuşu ile yılanın kafası eklenebilir. Sonraki basışlarda geri kalanı eklenecektir. Yılanın başı hariç diğer hücrelere rastgele resim dosyası seçilecektir. Resim dosyaları olarak gezegenler seçilmiştir. Tuşlar: </text:p>
      <text:p text:style-name="P8"/>
      <text:p text:style-name="P8">- <text:span text:style-name="T1">Boşluk</text:span>: Yeni hücre ekle</text:p>
      <text:p text:style-name="P8">- <text:span text:style-name="T1">Yön tuşları</text:span>: Yılanı yönlendir</text:p>
      <text:p text:style-name="P8">- <text:span text:style-name="T1">P:</text:span><text:span text:style-name="T4"> Oyunu durdur/devam ettir</text:span></text:p>
      <text:p text:style-name="P8"><text:span text:style-name="T4">- </text:span><text:span text:style-name="T1">ESC</text:span><text:span text:style-name="T4">: çıkış</text:span></text:p>
      <text:p text:style-name="P10"/>
      <text:p text:style-name="P10"/>
      <text:p text:style-name="P9"><text:span text:style-name="T4">NOT: Proje git kullanılarak yapılmıştır. Aşama aşama incelenebilir. </text:span><text:a xlink:type="simple" xlink:href="https://github.com/user12043/grafik-odev" text:style-name="Internet_20_link" text:visited-style-name="Visited_20_Internet_20_Link"><text:span text:style-name="T5">https://github.com/user12043/grafik-odev</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tr" fo:country="TR"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30T22:19:07.944142085</meta:creation-date>
    <dc:date>2019-11-30T22:49:57.040392943</dc:date>
    <meta:editing-duration>PT3M38S</meta:editing-duration>
    <meta:editing-cycles>2</meta:editing-cycles>
    <meta:generator>LibreOffice/6.3.3.2.0$Linux_X86_64 LibreOffice_project/30$Build-2</meta:generator>
    <meta:document-statistic meta:table-count="0" meta:image-count="0" meta:object-count="0" meta:page-count="2" meta:paragraph-count="23" meta:word-count="225" meta:character-count="1761" meta:non-whitespace-character-count="1558"/>
  </office:meta>
</office:document-meta>
</file>